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fo:font-style="italic"/>
    </style:style>
    <style:style style:name="T4" style:family="text">
      <style:text-properties fo:font-size="14.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bold" fo:font-family="Arial" style:font-family-asian="Arial" style:font-family-complex="Arial" fo:background-color="transparent" style:use-window-font-color="true"/>
    </style:style>
    <style:style style:name="T7" style:family="text">
      <style:text-properties fo:font-size="12.00pt" fo:font-weight="normal" fo:font-family="Arial" style:font-family-asian="Arial" style:font-family-complex="Arial" fo:background-color="transparent" style:use-window-font-color="true"/>
    </style:style>
    <style:style style:name="T8" style:family="text">
      <style:text-properties fo:font-size="14.00pt" fo:font-weight="bold" fo:font-family="Arial" style:font-family-asian="Arial" style:font-family-complex="Arial" fo:background-color="transparent" style:use-window-font-color="true"/>
    </style:style>
    <style:style style:name="T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e5e5e5" fo:color="#235a81"/>
    </style:style>
    <style:style style:name="T1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e5e5e5" fo:color="#235a81"/>
    </style:style>
    <style:style style:name="T11" style:family="text">
      <style:text-properties fo:font-size="10.00pt" fo:font-weight="normal" fo:font-family="Arial" style:font-family-asian="Arial" style:font-family-complex="Arial" fo:background-color="#e5e5e5" fo:color="#444444"/>
    </style:style>
    <style:style style:name="T12" style:family="text">
      <style:text-properties fo:font-size="10.00pt" fo:font-weight="normal" fo:font-family="Arial" style:font-family-asian="Arial" style:font-family-complex="Arial" fo:background-color="#e5e5e5" fo:color="#0055aa"/>
    </style:style>
    <style:style style:name="T13" style:family="text">
      <style:text-properties fo:font-size="10.00pt" fo:font-weight="normal" fo:font-family="Arial" style:font-family-asian="Arial" style:font-family-complex="Arial" fo:background-color="#e5e5e5" fo:color="#444444"/>
    </style:style>
    <style:style style:name="T14" style:family="text">
      <style:text-properties fo:font-size="10.00pt" fo:font-weight="normal" fo:font-family="Arial" style:font-family-asian="Arial" style:font-family-complex="Arial" fo:background-color="#e5e5e5" fo:color="#770088"/>
    </style:style>
    <style:style style:name="T15" style:family="text">
      <style:text-properties fo:font-size="10.00pt" fo:font-weight="normal" fo:font-family="Arial" style:font-family-asian="Arial" style:font-family-complex="Arial" fo:background-color="#e5e5e5" fo:color="#444444"/>
    </style:style>
    <style:style style:name="T16" style:family="text">
      <style:text-properties fo:font-size="10.00pt" fo:font-weight="normal" fo:font-family="Arial" style:font-family-asian="Arial" style:font-family-complex="Arial" fo:background-color="#e5e5e5" fo:color="#770088"/>
    </style:style>
    <style:style style:name="T17" style:family="text">
      <style:text-properties fo:font-size="10.00pt" fo:font-weight="normal" fo:font-family="Arial" style:font-family-asian="Arial" style:font-family-complex="Arial" fo:background-color="#e5e5e5" fo:color="#444444"/>
    </style:style>
    <style:style style:name="T18" style:family="text">
      <style:text-properties fo:font-size="10.00pt" fo:font-weight="normal" fo:font-family="Arial" style:font-family-asian="Arial" style:font-family-complex="Arial" fo:background-color="#e5e5e5" fo:color="#770088"/>
    </style:style>
    <style:style style:name="T19" style:family="text">
      <style:text-properties fo:font-size="10.00pt" fo:font-weight="normal" fo:font-family="Arial" style:font-family-asian="Arial" style:font-family-complex="Arial" fo:background-color="#e5e5e5" fo:color="#444444"/>
    </style:style>
    <style:style style:name="T20" style:family="text">
      <style:text-properties fo:font-size="10.00pt" fo:font-weight="normal" fo:font-family="Arial" style:font-family-asian="Arial" style:font-family-complex="Arial" fo:background-color="#e5e5e5" fo:color="#770088"/>
    </style:style>
    <style:style style:name="T21" style:family="text">
      <style:text-properties fo:font-size="10.00pt" fo:font-weight="normal" fo:font-family="Arial" style:font-family-asian="Arial" style:font-family-complex="Arial" fo:background-color="#e5e5e5" fo:color="#444444"/>
    </style:style>
    <style:style style:name="T22" style:family="text">
      <style:text-properties fo:font-size="10.00pt" fo:font-weight="normal" fo:font-family="Arial" style:font-family-asian="Arial" style:font-family-complex="Arial" fo:background-color="#e5e5e5" fo:color="#770088"/>
    </style:style>
    <style:style style:name="T23" style:family="text">
      <style:text-properties fo:font-size="10.00pt" fo:font-weight="normal" fo:font-family="Arial" style:font-family-asian="Arial" style:font-family-complex="Arial" fo:background-color="#e5e5e5" fo:color="#444444"/>
    </style:style>
    <style:style style:name="T24" style:family="text">
      <style:text-properties fo:font-size="10.00pt" fo:font-weight="normal" fo:font-family="Arial" style:font-family-asian="Arial" style:font-family-complex="Arial" fo:background-color="#e5e5e5" fo:color="#770088"/>
    </style:style>
    <style:style style:name="T25" style:family="text">
      <style:text-properties fo:font-size="10.00pt" fo:font-weight="normal" fo:font-family="Arial" style:font-family-asian="Arial" style:font-family-complex="Arial" fo:background-color="#e5e5e5" fo:color="#444444"/>
    </style:style>
    <style:style style:name="T26" style:family="text">
      <style:text-properties fo:font-size="10.00pt" fo:font-weight="normal" fo:font-family="Arial" style:font-family-asian="Arial" style:font-family-complex="Arial" fo:background-color="#e5e5e5" fo:color="#0055aa"/>
    </style:style>
    <style:style style:name="T27" style:family="text">
      <style:text-properties fo:font-size="10.00pt" fo:font-weight="normal" fo:font-family="Arial" style:font-family-asian="Arial" style:font-family-complex="Arial" fo:background-color="#e5e5e5" fo:color="#444444"/>
    </style:style>
    <style:style style:name="T28" style:family="text">
      <style:text-properties fo:font-size="10.00pt" fo:font-weight="normal" fo:font-family="Arial" style:font-family-asian="Arial" style:font-family-complex="Arial" fo:background-color="#e5e5e5" fo:color="#0055aa"/>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4.00pt" fo:font-weight="bold" fo:font-family="Arial" style:font-family-asian="Arial" style:font-family-complex="Arial" fo:background-color="transparent" style:use-window-font-color="true"/>
    </style:style>
    <style:style style:name="T3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e5e5e5" fo:color="#235a81"/>
    </style:style>
    <style:style style:name="T3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e5e5e5" fo:color="#235a81"/>
    </style:style>
    <style:style style:name="T33" style:family="text">
      <style:text-properties fo:font-size="12.00pt" fo:font-weight="normal" fo:font-family="Arial" style:font-family-asian="Arial" style:font-family-complex="Arial" fo:background-color="#e5e5e5" fo:color="#444444"/>
    </style:style>
    <style:style style:name="T34" style:family="text">
      <style:text-properties fo:font-size="12.00pt" fo:font-weight="normal" fo:font-family="Arial" style:font-family-asian="Arial" style:font-family-complex="Arial" fo:background-color="#e5e5e5" fo:color="#aa1111"/>
    </style:style>
    <style:style style:name="T35" style:family="text">
      <style:text-properties fo:font-size="12.00pt" fo:font-weight="normal" fo:font-family="Arial" style:font-family-asian="Arial" style:font-family-complex="Arial" fo:background-color="#e5e5e5" fo:color="#444444"/>
    </style:style>
    <style:style style:name="T36" style:family="text">
      <style:text-properties fo:font-size="12.00pt" fo:font-weight="normal" fo:font-family="Arial" style:font-family-asian="Arial" style:font-family-complex="Arial" fo:background-color="#e5e5e5" fo:color="#770088"/>
    </style:style>
    <style:style style:name="T37" style:family="text">
      <style:text-properties fo:font-size="12.00pt" fo:font-weight="normal" fo:font-family="Arial" style:font-family-asian="Arial" style:font-family-complex="Arial" fo:background-color="#e5e5e5" fo:color="#444444"/>
    </style:style>
    <style:style style:name="T38" style:family="text">
      <style:text-properties fo:font-size="12.00pt" fo:font-weight="normal" fo:font-family="Arial" style:font-family-asian="Arial" style:font-family-complex="Arial" fo:background-color="#e5e5e5" fo:color="#770088"/>
    </style:style>
    <style:style style:name="T39" style:family="text">
      <style:text-properties fo:font-size="12.00pt" fo:font-weight="normal" fo:font-family="Arial" style:font-family-asian="Arial" style:font-family-complex="Arial" fo:background-color="#e5e5e5" fo:color="#444444"/>
    </style:style>
    <style:style style:name="T4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e5e5e5" fo:color="#235a81"/>
    </style:style>
    <style:style style:name="T4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e5e5e5" fo:color="#235a81"/>
    </style:style>
    <style:style style:name="T42" style:family="text">
      <style:text-properties fo:font-size="12.00pt" fo:font-weight="normal" fo:font-family="Arial" style:font-family-asian="Arial" style:font-family-complex="Arial" fo:background-color="#e5e5e5" fo:color="#444444"/>
    </style:style>
    <style:style style:name="T43" style:family="text">
      <style:text-properties fo:font-size="12.00pt" fo:font-weight="normal" fo:font-family="Arial" style:font-family-asian="Arial" style:font-family-complex="Arial" fo:background-color="#e5e5e5" fo:color="#aa1111"/>
    </style:style>
    <style:style style:name="T44" style:family="text">
      <style:text-properties fo:font-size="12.00pt" fo:font-weight="normal" fo:font-family="Arial" style:font-family-asian="Arial" style:font-family-complex="Arial" fo:background-color="#e5e5e5" fo:color="#444444"/>
    </style:style>
    <style:style style:name="T45" style:family="text">
      <style:text-properties fo:font-size="12.00pt" fo:font-weight="normal" fo:font-family="Arial" style:font-family-asian="Arial" style:font-family-complex="Arial" fo:background-color="#e5e5e5" fo:color="#770088"/>
    </style:style>
    <style:style style:name="T46" style:family="text">
      <style:text-properties fo:font-size="12.00pt" fo:font-weight="normal" fo:font-family="Arial" style:font-family-asian="Arial" style:font-family-complex="Arial" fo:background-color="#e5e5e5" fo:color="#444444"/>
    </style:style>
    <style:style style:name="T47" style:family="text">
      <style:text-properties fo:font-size="12.00pt" fo:font-weight="normal" fo:font-family="Arial" style:font-family-asian="Arial" style:font-family-complex="Arial" fo:background-color="#e5e5e5" fo:color="#770088"/>
    </style:style>
    <style:style style:name="T48" style:family="text">
      <style:text-properties fo:font-size="12.00pt" fo:font-weight="normal" fo:font-family="Arial" style:font-family-asian="Arial" style:font-family-complex="Arial" fo:background-color="#e5e5e5" fo:color="#444444"/>
    </style:style>
    <style:style style:name="T4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e5e5e5" fo:color="#235a81"/>
    </style:style>
    <style:style style:name="T5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e5e5e5" fo:color="#235a81"/>
    </style:style>
    <style:style style:name="T51" style:family="text">
      <style:text-properties fo:font-size="12.00pt" fo:font-weight="normal" fo:font-family="Arial" style:font-family-asian="Arial" style:font-family-complex="Arial" fo:background-color="#e5e5e5" fo:color="#444444"/>
    </style:style>
    <style:style style:name="T52" style:family="text">
      <style:text-properties fo:font-size="12.00pt" fo:font-weight="normal" fo:font-family="Arial" style:font-family-asian="Arial" style:font-family-complex="Arial" fo:background-color="#e5e5e5" fo:color="#aa1111"/>
    </style:style>
    <style:style style:name="T53" style:family="text">
      <style:text-properties fo:font-size="12.00pt" fo:font-weight="normal" fo:font-family="Arial" style:font-family-asian="Arial" style:font-family-complex="Arial" fo:background-color="#e5e5e5" fo:color="#444444"/>
    </style:style>
    <style:style style:name="T54" style:family="text">
      <style:text-properties fo:font-size="12.00pt" fo:font-weight="normal" fo:font-family="Arial" style:font-family-asian="Arial" style:font-family-complex="Arial" fo:background-color="#e5e5e5" fo:color="#770088"/>
    </style:style>
    <style:style style:name="T55" style:family="text">
      <style:text-properties fo:font-size="12.00pt" fo:font-weight="normal" fo:font-family="Arial" style:font-family-asian="Arial" style:font-family-complex="Arial" fo:background-color="#e5e5e5" fo:color="#444444"/>
    </style:style>
    <style:style style:name="T56" style:family="text">
      <style:text-properties fo:font-size="12.00pt" fo:font-weight="normal" fo:font-family="Arial" style:font-family-asian="Arial" style:font-family-complex="Arial" fo:background-color="#e5e5e5" fo:color="#770088"/>
    </style:style>
    <style:style style:name="T5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e5e5e5" fo:color="#235a81"/>
    </style:style>
    <style:style style:name="T5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e5e5e5" fo:color="#235a81"/>
    </style:style>
    <style:style style:name="T59" style:family="text">
      <style:text-properties fo:font-size="12.00pt" fo:font-weight="normal" fo:font-family="Arial" style:font-family-asian="Arial" style:font-family-complex="Arial" fo:background-color="#e5e5e5" fo:color="#444444"/>
    </style:style>
    <style:style style:name="T60" style:family="text">
      <style:text-properties fo:font-size="12.00pt" fo:font-weight="normal" fo:font-family="Arial" style:font-family-asian="Arial" style:font-family-complex="Arial" fo:background-color="#e5e5e5" fo:color="#aa1111"/>
    </style:style>
    <style:style style:name="T61" style:family="text">
      <style:text-properties fo:font-size="12.00pt" fo:font-weight="normal" fo:font-family="Arial" style:font-family-asian="Arial" style:font-family-complex="Arial" fo:background-color="#e5e5e5" fo:color="#444444"/>
    </style:style>
    <style:style style:name="T62" style:family="text">
      <style:text-properties fo:font-size="12.00pt" fo:font-weight="normal" fo:font-family="Arial" style:font-family-asian="Arial" style:font-family-complex="Arial" fo:background-color="#e5e5e5" fo:color="#770088"/>
    </style:style>
    <style:style style:name="T63" style:family="text">
      <style:text-properties fo:font-size="12.00pt" fo:font-weight="normal" fo:font-family="Arial" style:font-family-asian="Arial" style:font-family-complex="Arial" fo:background-color="#e5e5e5" fo:color="#444444"/>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bold" fo:font-family="Arial" style:font-family-asian="Arial" style:font-family-complex="Arial"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left" fo:margin-bottom="8.00pt"/>
    </style:style>
  </office:automatic-styles>
  <office:body>
    <office:text>
      <text:p text:style-name="P1"><text:span text:style-name="T1"><text:s text:c="34"/>LAB3</text:span></text:p>
      <text:p text:style-name="P1"><text:span text:style-name="T1">Objective .To perform query operation to get desire results.<text:s/></text:span><text:span text:style-name="T2"/></text:p>
      <text:p text:style-name="P1"><text:span text:style-name="T3">An organization has a main data table that lists events. Each event has a series of fields including duration, reason code and status.</text:span></text:p>
      <text:p text:style-name="P1"><text:span text:style-name="T3">The OLTP system has a table of statuses with attributes status code and Name and there is a common field between the main table (status code), which allows the organization to print the status name rather than the code. </text:span></text:p>
      <text:p text:style-name="P1"><text:span text:style-name="T3">There are four statuses (ready, delay, spare and down) and there are a range of reasons associated with each status with reason codes. It is possible for the same reason code to exist in two statuses (e.g. delay maintenance and down maintenance).</text:span></text:p>
      <text:p text:style-name="P1"><text:span text:style-name="T3">For some reason, the source database has four tables of reasons (one for each status). Each of these has a field which links to the main reason code. </text:span></text:p>
      <text:p text:style-name="P1"><text:span text:style-name="T3">The organization wishes to do the following:</text:span></text:p>
      <text:p text:style-name="P1"><text:span text:style-name="T3">When the main table record status is ‘delay’, then retrieve the name in the ‘delay’ table which corresponds to the main table delay code. When the status is ‘down’, do the same thing but look up the name in the ‘down’ table.</text:span></text:p>
      <text:p text:style-name="P1"><text:span text:style-name="T4">Create Tables:</text:span></text:p>
      <text:p text:style-name="P1"><draw:frame text:anchor-type="as-char" svg:width="159.28mm" svg:height="93.93mm" style:rel-width="scale" style:rel-height="scale"><draw:object-ole xlink:href="OleObj1"/><draw:image xlink:href="ObjectReplacements/OleObj1"/></draw:frame><text:span text:style-name="T5"/></text:p>
      <text:p text:style-name="P1"><draw:frame text:anchor-type="as-char" svg:width="84.67mm" svg:height="92.08mm" style:rel-width="scale" style:rel-height="scale"><draw:object-ole xlink:href="OleObj2"/><draw:image xlink:href="ObjectReplacements/OleObj2"/></draw:frame><text:span text:style-name="T5"/></text:p>
      <text:p text:style-name="P1"><draw:frame text:anchor-type="as-char" svg:width="114.04mm" svg:height="79.64mm" style:rel-width="scale" style:rel-height="scale"><draw:object-ole xlink:href="OleObj3"/><draw:image xlink:href="ObjectReplacements/OleObj3"/></draw:frame><text:span text:style-name="T5"/></text:p>
      <text:p text:style-name="P1"><draw:frame text:anchor-type="as-char" svg:width="96.84mm" svg:height="77.52mm" style:rel-width="scale" style:rel-height="scale"><draw:object-ole xlink:href="OleObj4"/><draw:image xlink:href="ObjectReplacements/OleObj4"/></draw:frame><text:span text:style-name="T5"/></text:p>
      <text:p text:style-name="P1"><draw:frame text:anchor-type="as-char" svg:width="155.58mm" svg:height="76.73mm" style:rel-width="scale" style:rel-height="scale"><draw:object-ole xlink:href="OleObj5"/><draw:image xlink:href="ObjectReplacements/OleObj5"/></draw:frame><text:span text:style-name="T5"/></text:p>
      <text:p text:style-name="P1"><draw:frame text:anchor-type="as-char" svg:width="159.28mm" svg:height="84.67mm" style:rel-width="scale" style:rel-height="scale"><draw:object-ole xlink:href="OleObj6"/><draw:image xlink:href="ObjectReplacements/OleObj6"/></draw:frame><text:span text:style-name="T5"/></text:p>
      <text:p text:style-name="P1"><text:span text:style-name="T6">InnerJoin:</text:span></text:p>
      <text:p text:style-name="P1"><text:span text:style-name="T7">Inner join to return status name.</text:span></text:p>
      <text:p text:style-name="P1"><text:span text:style-name="T8">Query:<text:s/></text:span><text:a xlink:href="http://localhost/phpmyadmin/url.php?url=http://dev.mysql.com/doc/refman/5.5/en/select.html"><text:span text:style-name="T10">SELECT</text:span></text:a><text:span text:style-name="T11"> EventID, Duration, S</text:span><text:span text:style-name="T12">.Name</text:span><text:span text:style-name="T13"> </text:span><text:span text:style-name="T14">FROM</text:span><text:span text:style-name="T15"> </text:span><text:span text:style-name="T16">Event</text:span><text:span text:style-name="T17"> E </text:span><text:span text:style-name="T18">INNER</text:span><text:span text:style-name="T19"> </text:span><text:span text:style-name="T20">JOIN</text:span><text:span text:style-name="T21"> </text:span><text:span text:style-name="T22">Status</text:span><text:span text:style-name="T23"> S </text:span><text:span text:style-name="T24">ON</text:span><text:span text:style-name="T25"> E</text:span><text:span text:style-name="T26">.StatusCode</text:span><text:span text:style-name="T27"> = S</text:span><text:span text:style-name="T28">.StatusCode</text:span></text:p>
      <text:p text:style-name="P1"><draw:frame text:anchor-type="as-char" svg:width="159.28mm" svg:height="72.50mm" style:rel-width="scale" style:rel-height="scale"><draw:object-ole xlink:href="OleObj7"/><draw:image xlink:href="ObjectReplacements/OleObj7"/></draw:frame><text:span text:style-name="T29"/></text:p>
      <text:p text:style-name="P1"><text:span text:style-name="T29"/></text:p>
      <text:p text:style-name="P1"><text:span text:style-name="T29"/></text:p>
      <text:p text:style-name="P1"><text:span text:style-name="T30">Union:</text:span></text:p>
      <text:p text:style-name="P1"><text:a xlink:href="http://localhost/phpmyadmin/url.php?url=http://dev.mysql.com/doc/refman/5.5/en/select.html"><text:span text:style-name="T32">SELECT</text:span></text:a><text:span text:style-name="T33"> </text:span><text:span text:style-name="T34">'R'</text:span><text:span text:style-name="T35">, ReasonCode, Name </text:span><text:span text:style-name="T36">FROM</text:span><text:span text:style-name="T37"> ReadyReason </text:span><text:span text:style-name="T38">UNION</text:span><text:span text:style-name="T39"> </text:span><text:a xlink:href="http://localhost/phpmyadmin/url.php?url=http://dev.mysql.com/doc/refman/5.5/en/select.html"><text:span text:style-name="T41">SELECT</text:span></text:a><text:span text:style-name="T42"> </text:span><text:span text:style-name="T43">'D1'</text:span><text:span text:style-name="T44">, ReasonCode, Name </text:span><text:span text:style-name="T45">FROM</text:span><text:span text:style-name="T46"> DelayReason </text:span><text:span text:style-name="T47">UNION</text:span><text:span text:style-name="T48"> </text:span><text:a xlink:href="http://localhost/phpmyadmin/url.php?url=http://dev.mysql.com/doc/refman/5.5/en/select.html"><text:span text:style-name="T50">SELECT</text:span></text:a><text:span text:style-name="T51"> </text:span><text:span text:style-name="T52">'S'</text:span><text:span text:style-name="T53">, ReasonCode, Name </text:span><text:span text:style-name="T54">FROM</text:span><text:span text:style-name="T55"> SpareReason </text:span><text:span text:style-name="T56">UNION</text:span><text:a xlink:href="http://localhost/phpmyadmin/url.php?url=http://dev.mysql.com/doc/refman/5.5/en/select.html"><text:span text:style-name="T58">SELECT</text:span></text:a><text:span text:style-name="T59"> </text:span><text:span text:style-name="T60">'D2'</text:span><text:span text:style-name="T61">, ReasonCode, Name </text:span><text:span text:style-name="T62">FROM</text:span><text:span text:style-name="T63"> DownReason</text:span></text:p>
      <text:p text:style-name="P1"><text:span text:style-name="T64"/></text:p>
      <text:p text:style-name="P1"><draw:frame text:anchor-type="as-char" svg:width="159.28mm" svg:height="65.62mm" style:rel-width="scale" style:rel-height="scale"><draw:object-ole xlink:href="OleObj8"/><draw:image xlink:href="ObjectReplacements/OleObj8"/></draw:frame><text:span text:style-name="T64"/></text:p>
      <text:p text:style-name="P1"><text:span text:style-name="T64"/></text:p>
      <text:p text:style-name="P1"><text:span text:style-name="T64"/></text:p>
      <text:p text:style-name="P1"><text:span text:style-name="T65">Query:</text:span></text:p>
      <text:p text:style-name="P1"><text:span text:style-name="T66"><text:s text:c="7"/>SELECT EventID,<text:s text:c="2"/>Duration,S.Name,</text:span></text:p>
      <text:p text:style-name="P1"><text:span text:style-name="T66"><text:s text:c="7"/>SR.name</text:span></text:p>
      <text:p text:style-name="P1"><text:span text:style-name="T66">FROM<text:s text:c="3"/>EVENT E</text:span></text:p>
      <text:p text:style-name="P1"><text:span text:style-name="T66"><text:s text:c="7"/>INNER JOIN STATUS S</text:span></text:p>
      <text:p text:style-name="P1"><text:span text:style-name="T66"><text:s text:c="7"/>ON E.StatusCode = S.StatusCode</text:span></text:p>
      <text:p text:style-name="P1"><text:span text:style-name="T66"><text:s text:c="7"/>INNER JOIN</text:span></text:p>
      <text:p text:style-name="P1"><text:span text:style-name="T66"><text:s text:c="7"/>(</text:span></text:p>
      <text:p text:style-name="P1"><text:span text:style-name="T66"><text:s text:c="8"/>SELECT<text:s text:c="2"/>ReasonCode, NAME</text:span></text:p>
      <text:p text:style-name="P1"><text:span text:style-name="T66"><text:s text:c="8"/>FROM<text:s text:c="3"/>ReadyReason</text:span></text:p>
      <text:p text:style-name="P1"><text:span text:style-name="T66"><text:s text:c="8"/>UNION </text:span></text:p>
      <text:p text:style-name="P1"><text:span text:style-name="T66"><text:s text:c="8"/>SELECT<text:s text:c="2"/>ReasonCode, NAME</text:span></text:p>
      <text:p text:style-name="P1"><text:span text:style-name="T66"><text:s text:c="8"/>FROM<text:s text:c="3"/>DelayReason</text:span></text:p>
      <text:p text:style-name="P1"><text:span text:style-name="T66"><text:s text:c="8"/>UNION </text:span></text:p>
      <text:p text:style-name="P1"><text:span text:style-name="T66"><text:s text:c="8"/>SELECT<text:s text:c="2"/>ReasonCode, NAME</text:span></text:p>
      <text:p text:style-name="P1"><text:span text:style-name="T66"><text:s text:c="8"/>FROM<text:s text:c="3"/>SpareReason</text:span></text:p>
      <text:p text:style-name="P1"><text:span text:style-name="T66"><text:s text:c="8"/>UNION </text:span></text:p>
      <text:p text:style-name="P1"><text:span text:style-name="T66"><text:s text:c="8"/>SELECT<text:s text:c="2"/>ReasonCode, NAME</text:span></text:p>
      <text:p text:style-name="P1"><text:span text:style-name="T66"><text:s text:c="8"/>FROM<text:s text:c="3"/>DownReason</text:span></text:p>
      <text:p text:style-name="P1"><text:span text:style-name="T66"><text:s text:c="7"/>) SR</text:span></text:p>
      <text:p text:style-name="P1"><text:span text:style-name="T66"><text:s text:c="7"/>ON E.ReasonCode = SR.ReasonCode</text:span></text:p>
      <text:p text:style-name="P1"><text:span text:style-name="T67"/></text:p>
      <text:p text:style-name="P1"><text:span text:style-name="T67"/></text:p>
      <text:p text:style-name="P1"><draw:frame text:anchor-type="as-char" svg:width="125.15mm" svg:height="100.54mm" style:rel-width="scale" style:rel-height="scale"><draw:object-ole xlink:href="OleObj9"/><draw:image xlink:href="ObjectReplacements/OleObj9"/></draw:frame><text:span text:style-name="T6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